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/>
    </style:style>
    <style:style style:name="T11" style:parent-style-name="Fuentedepárrafopredeter." style:family="text">
      <style:text-properties fo:font-weight="bold" style:font-weight-asian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style style:name="T15" style:parent-style-name="Fuentedepárrafopredeter." style:family="text">
      <style:text-properties fo:font-weight="bold" style:font-weight-asian="bold"/>
    </style:style>
    <style:style style:name="T16" style:parent-style-name="UC_NormalAzulCar" style:family="text">
      <style:text-properties style:font-name="Times New Roman" fo:color="#000000"/>
    </style:style>
    <style:style style:name="T17" style:parent-style-name="UC_NormalAzulCar" style:family="text">
      <style:text-properties style:font-name="Times New Roman" style:use-window-font-color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/>
    </style:style>
    <style:style style:name="T21" style:parent-style-name="Fuentedepárrafopredeter." style:family="text">
      <style:text-properties fo:font-weight="bold" style:font-weight-asian="bold"/>
    </style:style>
    <style:style style:name="T22" style:parent-style-name="UC_NormalAzulCar" style:family="text">
      <style:text-properties style:font-name="Times New Roman" fo:color="#000000"/>
    </style:style>
    <style:style style:name="T23" style:parent-style-name="UC_NormalAzulCar" style:family="text">
      <style:text-properties style:font-name="Times New Roman" style:use-window-font-color="true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UC_NormalAzulCar" style:family="text">
      <style:text-properties style:font-name="Times New Roman" style:use-window-font-color="true"/>
    </style:style>
    <style:style style:name="T29" style:parent-style-name="UC_NormalAzulCar" style:family="text">
      <style:text-properties style:font-name="Times New Roman" style:use-window-font-color="true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TableColumn36" style:family="table-column">
      <style:table-column-properties style:column-width="2.8541in" style:use-optimal-column-width="false"/>
    </style:style>
    <style:style style:name="TableColumn37" style:family="table-column">
      <style:table-column-properties style:column-width="3.7493in" style:use-optimal-column-width="false"/>
    </style:style>
    <style:style style:name="Table35" style:family="table">
      <style:table-properties style:width="6.6034in" fo:margin-left="0.15in" table:align="left"/>
    </style:style>
    <style:style style:name="TableRow38" style:family="table-row">
      <style:table-row-properties style:min-row-height="0.2326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UC_NormalAzul" style:family="paragraph">
      <style:paragraph-properties style:snap-to-layout-grid="false"/>
    </style:style>
    <style:style style:name="T41" style:parent-style-name="Fuentedepárrafopredeter." style:family="text">
      <style:text-properties style:font-name="Times New Roman" fo:font-weight="bold" style:font-weight-asian="bold" fo:color="#000000"/>
    </style:style>
    <style:style style:name="P42" style:parent-style-name="Standard" style:family="paragraph">
      <style:text-properties fo:font-weight="bold" style:font-weight-asian="bold"/>
    </style:style>
    <style:style style:name="TableRow43" style:family="table-row">
      <style:table-row-properties style:min-row-height="0.2326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fo:font-weight="bold" style:font-weight-asian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TableColumn61" style:family="table-column">
      <style:table-column-properties style:column-width="6.593in" style:use-optimal-column-width="false"/>
    </style:style>
    <style:style style:name="Table60" style:family="table">
      <style:table-properties style:width="6.593in" fo:margin-left="0.1604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  <style:text-properties fo:font-weight="bold" style:font-weight-asian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UC_Alternativa2" style:family="paragraph">
      <style:text-properties fo:color="#000000"/>
    </style:style>
    <style:style style:name="P68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fo:color="#000000"/>
    </style:style>
    <style:style style:name="TableColumn70" style:family="table-column">
      <style:table-column-properties style:column-width="6.6034in" style:use-optimal-column-width="false"/>
    </style:style>
    <style:style style:name="Table69" style:family="table">
      <style:table-properties style:width="6.6034in" fo:margin-left="0.15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/>
      <style:text-properties fo:font-weight="bold" style:font-weight-asian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/>
      <style:text-properties fo:font-weight="bold" style:font-weight-asian="bold"/>
    </style:style>
    <style:style style:name="TableColumn78" style:family="table-column">
      <style:table-column-properties style:column-width="6.593in" style:use-optimal-column-width="false"/>
    </style:style>
    <style:style style:name="Table77" style:family="table">
      <style:table-properties style:width="6.593in" fo:margin-left="0.1604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/>
    </style:style>
    <style:style style:name="TableRow82" style:family="table-row">
      <style:table-row-properties style:min-row-height="0.1131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text:s/></text:span>BuscarTipoItem</text:p>
          </table:table-cell>
          <table:table-cell table:style-name="TableCell9">
            <text:p text:style-name="P10"><text:span text:style-name="T11">Nro. de Caso de Uso:</text:span><text:s/>MA_TI_2.</text:p>
          </table:table-cell>
        </table:table-row>
        <table:table-row table:style-name="TableRow12">
          <table:table-cell table:style-name="TableCell13" table:number-columns-spanned="2">
            <text:p text:style-name="P14"><text:span text:style-name="T15">Actor Principal:</text:span><text:s/><text:span text:style-name="T16">Usuario</text:span><text:span text:style-name="T17"><text:s/>miembro del proyecto.</text:span>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<text:span text:style-name="T21">Objetivo:</text:span><text:s/><text:span text:style-name="T22">Buscar</text:span><text:span text:style-name="T23"><text:s/>un tipo de ítem.</text:span>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re-condiciones:</text:span><text:s/><text:span text:style-name="T28">El usuario<text:s/></text:span><text:span text:style-name="T29">debe tener un rol con permisos para efectuar la operación.</text:span></text:p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Post- Condiciones:</text:p>
          </table:table-cell>
          <table:covered-table-cell/>
        </table:table-row>
      </table:table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columns-spanned="2">
            <text:p text:style-name="P40"><text:span text:style-name="T41">CURSO NORMAL (Camino Exitoso)</text:span></text:p>
            <text:p text:style-name="P42"/>
          </table:table-cell>
          <table:covered-table-cell/>
        </table:table-row>
        <table:table-row table:style-name="TableRow43">
          <table:table-cell table:style-name="TableCell44">
            <text:p text:style-name="P45">Usuario</text:p>
          </table:table-cell>
          <table:table-cell table:style-name="TableCell46">
            <text:p text:style-name="P47">Sistema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1. El sistema realiza la búsqueda por los campos previamente cargados que<text:s/>son nombre, descripción, y observación. La búsqueda se puede hacer por un solo campo o todos los campos dependiendo de qué campos haya cargado el usuario.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>2. El sistema muestra en pantalla el resultado de la búsqueda.</text:p>
          </table:table-cell>
        </table:table-row>
      </table:table>
      <text:p text:style-name="P58"/>
      <text:p text:style-name="P59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P64">ALTERNATIVAS (Camino exitoso)</text:p>
          </table:table-cell>
        </table:table-row>
        <table:table-row table:style-name="TableRow65">
          <table:table-cell table:style-name="TableCell66">
            <text:list text:style-name="WW8Num8" text:continue-numbering="true">
              <text:list-item>
                <text:p text:style-name="P67">&lt;No se encuentran coincidencias&gt;</text:p>
              </text:list-item>
            </text:list>
            <text:p text:style-name="P68">En el paso 2 si sistema no encontró ningún resultado, se muestra el mensaje “No se han encontrado coincidencias”.</text:p>
          </table:table-cell>
        </table:table-row>
      </table:table>
      <text:p text:style-name="Standard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>EXCEPCIONES</text:p>
          </table:table-cell>
        </table:table-row>
        <table:table-row table:style-name="TableRow74">
          <table:table-cell table:style-name="TableCell75">
            <text:p text:style-name="P76"/>
          </table:table-cell>
        </table:table-row>
      </table:table>
      <text:p text:style-name="Standard"/>
      <text:p text:style-name="Standard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Asociaciones de Extensión:</text:p>
          </table:table-cell>
        </table:table-row>
        <table:table-row table:style-name="TableRow82">
          <table:table-cell table:style-name="TableCell83">
            <text:p text:style-name="P84">Asociaciones de Inclusión:</text:p>
          </table:table-cell>
        </table:table-row>
        <table:table-row table:style-name="TableRow85">
          <table:table-cell table:style-name="TableCell86">
            <text:p text:style-name="P87">Casos de Uso donde se incluye:</text:p>
          </table:table-cell>
        </table:table-row>
        <table:table-row table:style-name="TableRow88">
          <table:table-cell table:style-name="TableCell89">
            <text:p text:style-name="P90">Casos de Uso al que extiende:<text:s/><text:span text:style-name="T91">AdministrarTipoItem</text:span>.</text:p>
          </table:table-cell>
        </table:table-row>
        <table:table-row table:style-name="TableRow92">
          <table:table-cell table:style-name="TableCell93">
            <text:p text:style-name="P94">Caso de Uso de Generalización:</text:p>
          </table:table-cell>
        </table:table-row>
        <table:table-row table:style-name="TableRow95">
          <table:table-cell table:style-name="TableCell96">
            <text:p text:style-name="P97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0.12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meta:initial-creator>Cristhian Caballero Gini</meta:initial-creator>
    <dc:creator>Cristhian Caballero Gini</dc:creator>
    <meta:creation-date>2014-03-15T21:04:00Z</meta:creation-date>
    <dc:date>2014-03-17T00:31:00Z</dc:date>
    <meta:template xlink:href="Normal" xlink:type="simple"/>
    <meta:editing-cycles>4</meta:editing-cycles>
    <meta:editing-duration>PT0S</meta:editing-duration>
    <meta:document-statistic meta:page-count="1" meta:paragraph-count="2" meta:word-count="157" meta:character-count="1019" meta:row-count="7" meta:non-whitespace-character-count="864"/>
  </office:meta>
</office:document-meta>
</file>